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5cm"/>
    </style:style>
    <style:style style:name="gr3" style:family="graphic" style:parent-style-name="standard">
      <style:graphic-properties draw:stroke="none" draw:fill="none" fo:min-height="0.714cm"/>
    </style:style>
    <style:style style:name="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Predeterminado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Predeterminado-notes">
      <style:graphic-properties draw:fill-color="#ffffff" fo:min-height="13.364cm"/>
    </style:style>
    <style:style style:name="pr4" style:family="presentation" style:parent-style-name="Predeterminado-title">
      <style:graphic-properties fo:min-height="4.082cm"/>
    </style:style>
    <style:style style:name="pr5" style:family="presentation" style:parent-style-name="Predeterminado-outline1">
      <style:graphic-properties fo:min-height="12.572cm"/>
    </style:style>
    <style:style style:name="pr6" style:family="presentation" style:parent-style-name="Predeterminado_20_1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7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Predeterminado_20_1-notes">
      <style:graphic-properties draw:fill-color="#ffffff" fo:min-height="13.364cm"/>
    </style:style>
    <style:style style:name="pr9" style:family="presentation" style:parent-style-name="Predeterminado_20_1-title">
      <style:graphic-properties fo:min-height="3.174cm"/>
    </style:style>
    <style:style style:name="pr10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11" style:family="presentation" style:parent-style-name="Predeterminado_20_1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font-independent-line-spacing="true"/>
      <style:text-properties fo:font-size="18pt"/>
    </style:style>
    <style:style style:name="P4" style:family="paragraph">
      <style:paragraph-properties fo:margin-top="0cm" fo:margin-bottom="0cm" fo:text-align="end" style:punctuation-wrap="hanging" style:writing-mode="lr-tb"/>
      <style:text-properties fo:hyphenate="false"/>
    </style:style>
    <style:style style:name="P5" style:family="paragraph">
      <loext:graphic-properties draw:fill="none"/>
      <style:paragraph-properties style:font-independent-line-spacing="true"/>
      <style:text-properties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25cm" fo:margin-bottom="0.5cm" fo:text-indent="0cm" style:punctuation-wrap="hanging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style:font-independent-line-spacing="true"/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font-independent-line-spacing="true"/>
      <style:text-properties fo:font-size="28pt" style:font-size-asian="28pt" style:font-size-complex="28pt"/>
    </style:style>
    <style:style style:name="T1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00" style:font-name="Calibri1" fo:font-size="32pt" style:letter-kerning="true" style:font-name-asian="Microsoft YaHei" style:font-size-asian="32pt" style:language-asian="es" style:country-asian="ES" style:font-name-complex="Mangal" style:font-size-complex="32pt" style:language-complex="es" style:country-complex="ES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ff0000" style:text-line-through-style="none" style:text-line-through-typ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color="#00cc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00cc00" style:text-line-through-style="none" style:text-line-through-type="none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001cm" text:min-label-width="0.95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1 Título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BROADCAST RECEIVER</text:span></text:p>
          </draw:text-box>
        </draw:frame>
        <draw:frame draw:name="2 Subtítulo" presentation:style-name="pr2" draw:text-style-name="P3" draw:layer="layout" svg:width="17.779cm" svg:height="4.867cm" svg:x="3.81cm" svg:y="10.795cm" presentation:class="subtitle" presentation:user-transformed="true">
          <draw:text-box>
            <text:p/>
          </draw:text-box>
        </draw:frame>
        <draw:frame draw:name="1 Título" presentation:style-name="pr1" draw:text-style-name="P5" draw:layer="layout" svg:width="21.589cm" svg:height="4.082cm" svg:x="1.811cm" svg:y="11.718cm" presentation:class="title" presentation:user-transformed="true">
          <draw:text-box>
            <text:p text:style-name="P4"><text:span text:style-name="T2">DAM2-M08 DISP.MÒBILS</text:span><text:span text:style-name="T2"><text:line-break/></text:span><text:span text:style-name="T2">Albert Mallada</text:span><text:span text:style-name="T2"><text:line-break/></text:span><text:span text:style-name="T2">Ramon Muril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text-style-name="P8" draw:layer="layout" svg:width="21.589cm" svg:height="4.082cm" svg:x="1.811cm" svg:y="3cm" presentation:class="title" presentation:user-transformed="true">
          <draw:text-box>
            <text:p text:style-name="P7"><text:span text:style-name="T3">CLASIFICACION DE LOS BROADCAST </text:span><text:span text:style-name="T3">RECEIVER</text:span></text:p>
          </draw:text-box>
        </draw:frame>
        <draw:frame presentation:style-name="pr5" draw:layer="layout" svg:width="22.859cm" svg:height="12.572cm" svg:x="1.27cm" svg:y="4.457cm" presentation:class="outline">
          <draw:text-box>
            <text:list text:style-name="L2">
              <text:list-header>
                <text:p/>
              </text:list-header>
              <text:list-item>
                <text:p>Broadcast receiver de sistema</text:p>
                <text:p/>
              </text:list-item>
              <text:list-item>
                <text:p>Broadcast receiver propio de la app (interacción con otras apps o con la propia. Action personalizad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 Modificacion AndroidManifest.xml" draw:style-name="dp1" draw:master-page-name="Predeterminado_20_1" presentation:presentation-page-layout-name="AL3T11">
        <draw:frame draw:name="1 Título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CESO DE CREACIÓN </text:span><text:span text:style-name="T1"><text:line-break/></text:span><text:span text:style-name="T1">I <text:s/>AndroidManifest.xml</text:span></text:p>
          </draw:text-box>
        </draw:frame>
        <draw:frame draw:name="2 Marcador de contenido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9"><text:span text:style-name="T4">Creacion receiver:</text:span></text:p>
                <text:list>
                  <text:list-item>
                    <text:p text:style-name="P10"><text:span text:style-name="T4"><text:s/></text:span><text:span text:style-name="T4">Crear un receptor con un intent <text:s/>asociado a un evento (Nombre de la clase de tipo broadcastReceiver)</text:span></text:p>
                  </text:list-item>
                </text:list>
              </text:list-item>
              <text:list-item>
                <text:p text:style-name="P9"><text:span text:style-name="T4">Asignación Permisos para la aplicación.</text:span></text:p>
                <text:list>
                  <text:list-header>
                    <text:p text:style-name="P11">-Normal: Automático en el Manifest.</text:p>
                    <text:p text:style-name="P11">-Riesgo: El usuario de la APP lo permite en tiempo de ejecución (a partir de android 6.0 API23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_20_1" presentation:presentation-page-layout-name="AL3T11">
        <draw:frame presentation:style-name="pr9" draw:text-style-name="P12" draw:layer="layout" svg:width="22.859cm" svg:height="3.174cm" svg:x="1.27cm" svg:y="0.763cm" presentation:class="title">
          <draw:text-box>
            <text:p text:style-name="P7"><text:span text:style-name="T5">PERMISOS MANIFEST</text:span></text:p>
          </draw:text-box>
        </draw:frame>
        <draw:frame draw:style-name="gr2" draw:text-style-name="P13" draw:layer="layout" svg:width="21.486cm" svg:height="1.675cm" svg:x="2cm" svg:y="9cm">
          <draw:text-box>
            <text:p>https://developer.android.com/guide/topics/security/permissions.html#normal-dangerous</text:p>
          </draw:text-box>
        </draw:frame>
        <draw:frame draw:style-name="gr3" draw:text-style-name="P13" draw:layer="layout" svg:width="19.133cm" svg:height="0.964cm" svg:x="1.667cm" svg:y="6.2cm">
          <draw:text-box>
            <text:p>https://developer.android.com/training/permissions/requesting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código" draw:style-name="dp1" draw:master-page-name="Predeterminado_20_1" presentation:presentation-page-layout-name="AL3T11">
        <draw:frame draw:name="1 Título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Ejemplo código</text:span></text:p>
          </draw:text-box>
        </draw:frame>
        <draw:frame draw:name="2 Marcador de contenido" presentation:style-name="pr11" draw:text-style-name="P14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 text:style-name="P9"><text:span text:style-name="T6">&lt;</text:span><text:span text:style-name="T7">receiver android:name="SMSNotify"</text:span><text:span text:style-name="T6">&gt; <text:s/>(poner sms </text:span><text:span text:style-name="T6">receiver)</text:span><text:span text:style-name="T6"><text:line-break/></text:span><text:span text:style-name="T6"> <text:s text:c="8"/>&lt;</text:span><text:span text:style-name="T7">intent-filter</text:span><text:span text:style-name="T6">&gt;</text:span></text:p>
                <text:p text:style-name="P9"><text:span text:style-name="T6"><text:s/></text:span><text:span text:style-name="T6">&lt;</text:span><text:span text:style-name="T7">action </text:span><text:span text:style-name="T7">android:name="android.provider.Telephony.SMS_REC</text:span><text:span text:style-name="T7">EIVED"</text:span><text:span text:style-name="T6">/&gt;</text:span><text:span text:style-name="T6"><text:line-break/></text:span><text:span text:style-name="T6"> <text:s text:c="11"/>&lt;/</text:span><text:span text:style-name="T7">intent-filter</text:span><text:span text:style-name="T6">&gt;</text:span><text:span text:style-name="T6"><text:line-break/></text:span><text:span text:style-name="T6"> <text:s text:c="3"/>&lt;/</text:span><text:span text:style-name="T7">receiver</text:span><text:span text:style-name="T6">&gt;</text:span><text:span text:style-name="T8"><text:line-break/></text:span><text:span text:style-name="T8">&lt;/</text:span><text:span text:style-name="T9">application</text:span><text:span text:style-name="T8">&gt;</text:span><text:span text:style-name="T8"><text:line-break/></text:span><text:span text:style-name="T8"> </text:span><text:span text:style-name="T10">&lt;</text:span><text:span text:style-name="T11">uses-permission </text:span><text:span text:style-name="T11">android:name="android.permission.RECEIVE_SMS"</text:span><text:span text:style-name="T10">&gt;</text:span><text:span text:style-name="T10">&lt;/</text:span><text:span text:style-name="T11">uses-permission</text:span><text:span text:style-name="T10">&gt;</text:span><text:span text:style-name="T10"><text:line-break/></text:span><text:span text:style-name="T10">&lt;</text:span><text:span text:style-name="T11">uses-permission </text:span><text:span text:style-name="T11">android:name="android.permission.READ_SMS"</text:span><text:span text:style-name="T10">&gt;</text:span></text:p>
                <text:p text:style-name="P9"><text:span text:style-name="T10">&lt;/</text:span><text:span text:style-name="T11">uses-permission</text:span><text:span text:style-name="T10">&gt;</text:span><text:span text:style-name="T8"><text:line-break/></text:span><text:span text:style-name="T8">&lt;/</text:span><text:span text:style-name="T9">manifest</text:span><text:span text:style-name="T8">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reacion de la clase SMSNotify" draw:style-name="dp1" draw:master-page-name="Predeterminado_20_1" presentation:presentation-page-layout-name="AL3T11">
        <draw:frame draw:name="1 Título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I Creacion de la clase </text:span><text:span text:style-name="T1">SMSNotify</text:span></text:p>
          </draw:text-box>
        </draw:frame>
        <draw:frame draw:name="2 Marcador de contenido" presentation:style-name="pr7" draw:text-style-name="P15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12">Sobreescribir Método onReceive (Context,Intent)</text:span></text:p>
              </text:list-item>
              <text:list-item>
                <text:p text:style-name="P9"><text:span text:style-name="T12">Recuperar los datos del intent en un Bundle</text:span></text:p>
              </text:list-item>
              <text:list-item>
                <text:p text:style-name="P9"><text:span text:style-name="T12">Creacion de array de pdu</text:span></text:p>
              </text:list-item>
              <text:list-item>
                <text:p text:style-name="P9"><text:span text:style-name="T12">Rcuperar pdu y agregarlo a un string.</text:span></text:p>
              </text:list-item>
              <text:list-item>
                <text:p text:style-name="P9"><text:span text:style-name="T12">Toast de los strings</text:span></text:p>
              </text:list-item>
              <text:list-item>
                <text:p text:style-name="P9"><text:span text:style-name="T12">NOTA: Podemos encriptar /desencriptar estos datos críticos</text:span></text:p>
              </text:list-item>
            </text:list>
            <text:p text:style-name="P9"><text:span text:style-name="T12">https://www.apriorit.com/dev-blog/227-handle-sms-on-andro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tilitzar emulador DDM" draw:style-name="dp1" draw:master-page-name="Predeterminado_20_1" presentation:presentation-page-layout-name="AL3T11">
        <draw:frame draw:name="1 Título" presentation:style-name="pr10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III Utilitzar emulador DDM</text:span></text:p>
          </draw:text-box>
        </draw:frame>
        <draw:frame draw:name="2 Marcador de contenido" presentation:style-name="pr7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9"><text:span text:style-name="T13">EMULADOR DDM OBSOLETO </text:span></text:p>
              </text:list-item>
              <text:list-item>
                <text:p text:style-name="P9"><text:span text:style-name="T13">CTRL+MAYUS+P o Barra derech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background" style:display-name="Predeterminado 1-background" style:family="presentation">
      <style:graphic-properties draw:stroke="none" draw:fill="solid" draw:fill-color="#ffffff"/>
      <style:text-properties style:letter-kerning="true"/>
    </style:style>
    <style:style style:name="Predeterminado_20_1-backgroundobjects" style:display-name="Predeterminad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32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_20_1-outline2" style:display-name="Predeterminado 1-outline2" style:family="presentation" style:parent-style-name="Predeterminado_20_1-outline1">
      <style:paragraph-properties fo:margin-top="0cm" fo:margin-bottom="0.4cm" fo:text-align="start" style:punctuation-wrap="hanging" style:writing-mode="lr-tb"/>
      <style:text-properties fo:color="#000000" style:text-line-through-style="none" style:text-line-through-typ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Predeterminado_20_1-outline3" style:display-name="Predeterminado 1-outline3" style:family="presentation" style:parent-style-name="Predeterminado_20_1-outline2">
      <style:paragraph-properties fo:margin-top="0cm" fo:margin-bottom="0.3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4" style:display-name="Predeterminado 1-outline4" style:family="presentation" style:parent-style-name="Predeterminado_20_1-outline3">
      <style:paragraph-properties fo:margin-top="0cm" fo:margin-bottom="0.2cm" fo:text-align="start" style:punctuation-wrap="hanging" style:writing-mode="lr-tb"/>
      <style:text-properties fo:color="#000000" style:text-line-through-style="none" style:text-line-through-typ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_20_1-outline5" style:display-name="Predeterminado 1-outline5" style:family="presentation" style:parent-style-name="Predeterminado_20_1-outline4">
      <style:paragraph-properties fo:margin-top="0cm" fo:margin-bottom="0.1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top="0cm" fo:margin-bottom="0.1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top="0cm" fo:margin-bottom="0.1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top="0cm" fo:margin-bottom="0.1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top="0cm" fo:margin-bottom="0.1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style:text-line-through-type="none" style:font-name="Calibri1" fo:font-family="Calibri" fo:font-size="18pt" fo:letter-spacing="normal" fo:language="es" fo:country="E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Predeterminado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Predeterminado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8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Predeterminad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Pulse para editar el </text:span><text:span text:style-name="MT2">formato del texto de </text:span><text:span text:style-name="MT2">títuloHaga clic para </text:span><text:span text:style-name="MT2">modificar el estilo de título </text:span><text:span text:style-name="MT2">del patrón</text:span></text:p>
        </draw:text-box>
      </draw:frame>
      <draw:frame draw:name="3 Marcador de fecha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2">12/01/17</text:date></text:span></text:p>
        </draw:text-box>
      </draw:frame>
      <draw:frame draw:name="4 Marcador de pie de página" presentation:style-name="Mpr2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2" draw:text-style-name="MP10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5</text:page-number></text:span></text:p>
        </draw:text-box>
      </draw:frame>
      <draw:frame presentation:style-name="Predeterminado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draw:frame draw:name="1 Título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Pulse para editar el </text:span><text:span text:style-name="MT2">formato del texto de </text:span><text:span text:style-name="MT2">títuloHaga clic para </text:span><text:span text:style-name="MT2">modificar el estilo de título </text:span><text:span text:style-name="MT2">del patrón</text:span></text:p>
        </draw:text-box>
      </draw:frame>
      <draw:frame draw:name="2 Marcador de contenido" presentation:style-name="Mpr6" draw:text-style-name="MP6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Pulse para editar los formatos del </text:span><text:span text:style-name="MT4">texto del esquema</text:span></text:p>
              <text:list>
                <text:list-item>
                  <text:p><text:span text:style-name="MT4">Segundo nivel del esquema</text:span></text:p>
                  <text:list>
                    <text:list-item>
                      <text:p><text:span text:style-name="MT4">Tercer nivel del esquema</text:span></text:p>
                      <text:list>
                        <text:list-item>
                          <text:p><text:span text:style-name="MT4">Cuarto nivel del esquema</text:span></text:p>
                          <text:list>
                            <text:list-item>
                              <text:p><text:span text:style-name="MT4">Quinto nivel del esquema</text:span></text:p>
                              <text:list>
                                <text:list-item>
                                  <text:p><text:span text:style-name="MT4">Sexto nivel del esquema</text:span></text:p>
                                  <text:list>
                                    <text:list-item>
                                      <text:p><text:span text:style-name="MT4">Séptimo nivel del </text:span><text:span text:style-name="MT4">esquema</text:span></text:p>
                                      <text:list>
                                        <text:list-item>
                                          <text:p><text:span text:style-name="MT4">Octavo nivel del </text:span><text:span text:style-name="MT4">esquema</text:span></text:p>
                                          <text:list>
                                            <text:list-item>
                                              <text:p text:style-name="MP11"><text:span text:style-name="MT4">Noveno nivel del </text:span><text:span text:style-name="MT4">esquemaHaga clic </text:span><text:span text:style-name="MT4">para modificar el </text:span><text:span text:style-name="MT4">estilo de texto del </text:span><text:span text:style-name="MT4">patrón</text:span></text:p>
                                              <text:list>
                                                <text:list-item>
                                                  <text:p text:style-name="MP12"><text:span text:style-name="MT5">Segundo nivel</text:span></text:p>
                                                </text:list-item>
                                                <text:list-item>
                                                  <text:p text:style-name="MP13"><text:span text:style-name="MT6">Tercer nivel</text:span></text:p>
                                                </text:list-item>
                                                <text:list-item>
                                                  <text:p text:style-name="MP14"><text:span text:style-name="MT7">Cuarto nivel</text:span></text:p>
                                                </text:list-item>
                                                <text:list-item>
                                                  <text:p text:style-name="MP14"><text:span text:style-name="MT7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7-01-12">12/01/17</text:date></text:span></text:p>
        </draw:text-box>
      </draw:frame>
      <draw:frame draw:name="4 Marcador de pie de página" presentation:style-name="Mpr7" draw:text-style-name="MP9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7" draw:text-style-name="MP10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5</text:page-number></text:span></text:p>
        </draw:text-box>
      </draw:frame>
      <presentation:notes style:page-layout-name="PM0">
        <draw:page-thumbnail presentation:style-name="Predeterminado_20_1-title" draw:layer="backgroundobjects" svg:width="14.848cm" svg:height="11.136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12T11:25:05.943641215</dc:date>
    <meta:generator>LibreOffice/5.1.4.2$Linux_X86_64 LibreOffice_project/10m0$Build-2</meta:generator>
    <meta:editing-duration>PT6H24M37S</meta:editing-duration>
    <meta:editing-cycles>4</meta:editing-cycles>
    <meta:document-statistic meta:object-count="62"/>
  </office:meta>
</office:document-meta>
</file>